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8.712cm"/>
    </style:style>
    <style:style style:name="co16" style:family="table-column">
      <style:table-column-properties fo:break-before="auto" style:column-width="8.241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style:style style:name="ce167" style:family="table-cell" style:parent-style-name="Default">
      <style:text-properties style:font-name="Monotype.com" fo:font-size="8pt" style:font-size-asian="8pt" style:font-size-complex="8pt"/>
    </style:style>
    <style:style style:name="ce168"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0"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2"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5"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6"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79"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0"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5"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7"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8"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1.1">
            <text:p>1,1 sec</text:p>
          </table:table-cell>
          <table:table-cell table:style-name="ce161" table:formula="of:=TESTSTAT(&quot;count&quot;; [.B46])" office:value-type="float" office:value="2095">
            <text:p>2095</text:p>
          </table:table-cell>
          <table:table-cell table:style-name="ce163" table:formula="of:=[.E46]/[.D46]" office:value-type="float" office:value="1904.54545454545">
            <text:p>1904,5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5 1397">
            <text:p>test_Parser(multiplicity): 1,5 1397</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5">
            <text:p>1,5 sec</text:p>
          </table:table-cell>
          <table:table-cell table:style-name="ce161" table:formula="of:=TESTSTAT(&quot;count&quot;; [.B47])" office:value-type="float" office:value="1397">
            <text:p>1397</text:p>
          </table:table-cell>
          <table:table-cell table:style-name="ce163" table:formula="of:=[.E47]/[.D47]" office:value-type="float" office:value="931.333333333333">
            <text:p>931,3 a/sec</text:p>
          </table:table-cell>
          <table:table-cell table:number-columns-repeated="4"/>
        </table:table-row>
        <table:table-row table:style-name="ro6">
          <table:table-cell/>
          <table:table-cell table:formula="of:=TEST_PARSER(&quot;basic&quot;)" office:value-type="string" office:string-value="test_Parser(basic): 2,1 3205">
            <text:p>test_Parser(basic): 2,1 3205</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3205">
            <text:p>3205</text:p>
          </table:table-cell>
          <table:table-cell table:style-name="ce163" table:formula="of:=[.E48]/[.D48]" office:value-type="float" office:value="1526.19047619048">
            <text:p>1526,2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5 2948">
            <text:p>test_Parser(numbers): 2,5 2948</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5">
            <text:p>2,5 sec</text:p>
          </table:table-cell>
          <table:table-cell table:style-name="ce161" table:formula="of:=TESTSTAT(&quot;count&quot;; [.B50])" office:value-type="float" office:value="2948">
            <text:p>2948</text:p>
          </table:table-cell>
          <table:table-cell table:style-name="ce163" table:formula="of:=[.E50]/[.D50]" office:value-type="float" office:value="1179.2">
            <text:p>1179,2 a/sec</text:p>
          </table:table-cell>
          <table:table-cell table:number-columns-repeated="4"/>
        </table:table-row>
        <table:table-row table:style-name="ro6">
          <table:table-cell/>
          <table:table-cell table:formula="of:=TEST_PARSER(&quot;types&quot;)" office:value-type="string" office:string-value="test_Parser(types): 5,4 11062">
            <text:p>test_Parser(types): 5,4 11062</text:p>
          </table:table-cell>
          <table:table-cell table:formula="of:=TESTSTAT(&quot;name&quot;; [.B51])" office:value-type="string" office:string-value="test_Parser(types):">
            <text:p>test_Parser(types):</text:p>
          </table:table-cell>
          <table:table-cell table:style-name="ce159" table:formula="of:=TESTSTAT(&quot;time&quot;; [.B51])" office:value-type="float" office:value="5.4">
            <text:p>5,4 sec</text:p>
          </table:table-cell>
          <table:table-cell table:style-name="ce161" table:formula="of:=TESTSTAT(&quot;count&quot;; [.B51])" office:value-type="float" office:value="11062">
            <text:p>11062</text:p>
          </table:table-cell>
          <table:table-cell table:style-name="ce163" table:formula="of:=[.E51]/[.D51]" office:value-type="float" office:value="2048.51851851852">
            <text:p>2048,5 a/sec</text:p>
          </table:table-cell>
          <table:table-cell table:number-columns-repeated="4"/>
        </table:table-row>
        <table:table-row table:style-name="ro6">
          <table:table-cell table:number-columns-repeated="3"/>
          <table:table-cell table:style-name="ce160" table:formula="of:=SUM([.D46:.D51])" office:value-type="float" office:value="13.3">
            <text:p>13,3 sec</text:p>
          </table:table-cell>
          <table:table-cell table:style-name="ce162" table:formula="of:=SUM([.E46:.E51])" office:value-type="float" office:value="21178">
            <text:p>21178</text:p>
          </table:table-cell>
          <table:table-cell table:style-name="ce164" table:formula="of:=[.E52]/[.D52]" office:value-type="float" office:value="1592.33082706767">
            <text:p>1592,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1,9 21173">
            <text:p>test_Parser(all): 11,9 21173</text:p>
          </table:table-cell>
          <table:table-cell table:formula="of:=TESTSTAT(&quot;name&quot;; [.B54])" office:value-type="string" office:string-value="test_Parser(all):">
            <text:p>test_Parser(all):</text:p>
          </table:table-cell>
          <table:table-cell table:style-name="ce159" table:formula="of:=TESTSTAT(&quot;time&quot;; [.B54])" office:value-type="float" office:value="11.9">
            <text:p>11,9 sec</text:p>
          </table:table-cell>
          <table:table-cell table:style-name="ce161" table:formula="of:=TESTSTAT(&quot;count&quot;; [.B54])" office:value-type="float" office:value="21173">
            <text:p>21173</text:p>
          </table:table-cell>
          <table:table-cell table:style-name="ce163" table:formula="of:=[.E54]/[.D54]" office:value-type="float" office:value="1779.24369747899">
            <text:p>1779,2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return '(Unit [])')">
            <text:p>(return '(Unit [])')</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7"/>
        <table:table-column table:style-name="co15" table:default-cell-style-name="ce167"/>
        <table:table-column table:style-name="co16" table:default-cell-style-name="ce167"/>
        <table:table-column table:style-name="co17" table:default-cell-style-name="ce179"/>
        <table:table-column table:style-name="co17" table:default-cell-style-name="ce183"/>
        <table:table-column table:style-name="co18" table:default-cell-style-name="ce167"/>
        <table:table-column table:style-name="co5" table:number-columns-repeated="1018" table:default-cell-style-name="ce167"/>
        <table:table-row table:style-name="ro14">
          <table:table-cell table:number-columns-repeated="2"/>
          <table:table-cell table:style-name="ce171" table:number-columns-repeated="2"/>
          <table:table-cell table:style-name="ce180"/>
          <table:table-cell table:style-name="ce171"/>
          <table:table-cell table:number-columns-repeated="1018"/>
        </table:table-row>
        <table:table-row table:style-name="ro6">
          <table:table-cell/>
          <table:table-cell table:style-name="ce168" office:value-type="string" table:number-columns-spanned="1" table:number-rows-spanned="16">
            <text:p><text:s text:c="10"/>S ::= Grammar</text:p>
            <text:p/>
            <text:p><text:s text:c="9"/>ws ::= [ \t]</text:p>
            <text:p><text:s text:c="9"/>nl ::= "\r" "\n"?</text:p>
            <text:p><text:s text:c="14"/>| "\n" "\r"?</text:p>
            <text:p><text:s text:c="4"/>lineSep ::= ws* nl ws*</text:p>
            <text:p><text:span text:style-name="T2"><text:s text:c="6"/></text:span><text:span text:style-name="T2">Ident ::= [_A-Za-z][\-0-9_A-Za-z]*</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6"/>Atom <text:s/>::= "(" Alt ")"</text:p>
            <text:p><text:s text:c="14"/>| Nonterminal</text:p>
            <text:p><text:s text:c="14"/>| Terminal</text:p>
            <text:p><text:span text:style-name="T2">Nonterminal ::= Ident</text:span></text:p>
            <text:p><text:span text:style-name="T2"><text:s text:c="3"/></text:span><text:span text:style-name="T2">Terminal ::= …</text:span></text:p>
          </table:table-cell>
          <table:table-cell table:style-name="ce172" table:formula="of:=DERIVATIONTREE_PRSGRAMMAR([.B18]; SUM([.D2:.D17]))" office:value-type="string" office:string-value="─Grammar&#13;&#10; ├─(. . .)&#13;&#10; │ └─ws:' '&#13;&#10; ├─Rule&#13;&#10; │ ├─(. . .)&#13;&#10; │ ├─RuleName:'FoO_7'&#13;&#10; │ ├─(. . .)&#13;&#10; │ │ └─ws:' '&#13;&#10; │ ├─'::='&#13;&#10; │ └─Alt&#13;&#10; │   ├─Con&#13;&#10; │   │ ├─(. . .)&#13;&#10; │   │ │ ├─(. . .)&#13;&#10; │   │ │ │ └─ws:' '&#13;&#10; │   │ │ ├─Nonterminal:'AB'&#13;&#10; │   │ │ └─(. . .)&#13;&#10; │   │ │   ├─ws:' '&#13;&#10; │   │ │   └─ws:' '&#13;&#10; │   │ └─(. . .)&#13;&#10; │   │   ├─(. . .)&#13;&#10; │   │   ├─Nonterminal:'C'&#13;&#10; │   │   └─(. . .)&#13;&#10; │   └─(. . .)&#13;&#10; │     ├─(. . .)&#13;&#10; │     ├─(. . .)&#13;&#10; │     ├─'|'&#13;&#10; │     └─Con&#13;&#10; │       └─(. . .)&#13;&#10; │         ├─(. . .)&#13;&#10; │         ├─Nonterminal:'D'&#13;&#10; │         └─(. . .)&#13;&#10; ├─(. . .)&#13;&#10; └─(. . .)&#13;&#10;   └─(. . .)&#13;&#10;     ├─(. . .)&#13;&#10;     │ └─nl:'\r'&#13;&#10;     └─Rule&#13;&#10;       ├─(. . .)&#13;&#10;       ├─RuleName:'Bar'&#13;&#10;       ├─(. . .)&#13;&#10;       │ └─ws:' '&#13;&#10;       ├─'::='&#13;&#10;       └─Alt&#13;&#10;         ├─Con&#13;&#10;         │ └─(. . .)&#13;&#10;         │   ├─(. . .)&#13;&#10;         │   │ └─ws:' '&#13;&#10;         │   ├─Nonterminal:'Blah'&#13;&#10;         │   └─(. . .)&#13;&#10;         │     └─ws:' '&#13;&#10;         ├─(. . .)&#13;&#10;         │ ├─(. . .)&#13;&#10;         │ ├─(. . .)&#13;&#10;         │ ├─'|'&#13;&#10;         │ └─Con&#13;&#10;         │   └─(. . .)&#13;&#10;         │     ├─(. . .)&#13;&#10;         │     │ └─ws:' '&#13;&#10;         │     ├─Nonterminal:'Asdf'&#13;&#10;         │     └─(. . .)&#13;&#10;         │       └─ws:' '&#13;&#10;         └─(. . .)&#13;&#10;           ├─(. . .)&#13;&#10;           │ └─nl:'\r'&#13;&#10;           ├─(. . .)&#13;&#10;           │ ├─ws:' '&#13;&#10;           │ ├─ws:' '&#13;&#10;           │ ├─ws:' '&#13;&#10;           │ ├─ws:' '&#13;&#10;           │ ├─ws:' '&#13;&#10;           │ ├─ws:' '&#13;&#10;           │ ├─ws:' '&#13;&#10;           │ ├─ws:' '&#13;&#10;           │ └─ws:' '&#13;&#10;           ├─'|'&#13;&#10;           └─Con&#13;&#10;             └─(. . .)&#13;&#10;               ├─(. . .)&#13;&#10;               │ └─ws:' '&#13;&#10;               ├─Nonterminal:'Qmbl'&#13;&#10;               └─(. . .)&#13;&#10;                 └─ws:' '" table:number-columns-spanned="1" table:number-rows-spanned="17">
            <text:p>─Grammar</text:p>
            <text:p><text:s/>├─(. . .)</text:p>
            <text:p><text:s/>│ └─ws:' '</text:p>
            <text:p><text:s/>├─Rule</text:p>
            <text:p><text:s/>│ ├─(. . .)</text:p>
            <text:p><text:s/>│ ├─RuleName:'FoO_7'</text:p>
            <text:p><text:s/>│ ├─(. . .)</text:p>
            <text:p><text:s/>│ │ └─ws:' '</text:p>
            <text:p><text:s/>│ ├─'::='</text:p>
            <text:p><text:s/>│ └─Alt</text:p>
            <text:p><text:s/>│ <text:s text:c="2"/>├─Con</text:p>
            <text:p><text:s/>│ <text:s text:c="2"/>│ ├─(. . .)</text:p>
            <text:p><text:s/>│ <text:s text:c="2"/>│ │ ├─(. . .)</text:p>
            <text:p><text:s/>│ <text:s text:c="2"/>│ │ │ └─ws:' '</text:p>
            <text:p><text:s/>│ <text:s text:c="2"/>│ │ ├─Nonterminal:'AB'</text:p>
            <text:p><text:s/>│ <text:s text:c="2"/>│ │ └─(. . .)</text:p>
            <text:p><text:s/>│ <text:s text:c="2"/>│ │ <text:s text:c="2"/>├─ws:' '</text:p>
            <text:p><text:s/>│ <text:s text:c="2"/>│ │ <text:s text:c="2"/>└─ws:' '</text:p>
            <text:p><text:s/>│ <text:s text:c="2"/>│ └─(. . .)</text:p>
            <text:p><text:s/>│ <text:s text:c="2"/>│ <text:s text:c="2"/>├─(. . .)</text:p>
            <text:p><text:s/>│ <text:s text:c="2"/>│ <text:s text:c="2"/>├─Nonterminal:'C'</text:p>
            <text:p><text:s/>│ <text:s text:c="2"/>│ <text:s text:c="2"/>└─(. . .)</text:p>
            <text:p><text:s/>│ <text:s text:c="2"/>└─(. . .)</text:p>
            <text:p><text:s/>│ <text:s text:c="4"/>├─(. . .)</text:p>
            <text:p><text:s/>│ <text:s text:c="4"/>├─(. . .)</text:p>
            <text:p><text:s/>│ <text:s text:c="4"/>├─'|'</text:p>
            <text:p><text:s/>│ <text:s text:c="4"/>└─Con</text:p>
            <text:p><text:s/>│ <text:s text:c="6"/>└─(. . .)</text:p>
            <text:p><text:s/>│ <text:s text:c="8"/>├─(. . .)</text:p>
            <text:p><text:s/>│ <text:s text:c="8"/>├─Nonterminal:'D'</text:p>
            <text:p><text:s/>│ <text:s text:c="8"/>└─(. . .)</text:p>
            <text:p><text:s/>├─(. . .)</text:p>
            <text:p><text:s/>└─(. . .)</text:p>
            <text:p><text:s text:c="3"/>└─(. . .)</text:p>
            <text:p><text:s text:c="5"/>├─(. . .)</text:p>
            <text:p><text:s text:c="5"/>│ └─nl:'\r'</text:p>
            <text:p><text:s text:c="5"/>└─Rule</text:p>
            <text:p><text:s text:c="7"/>├─(. . .)</text:p>
            <text:p><text:s text:c="7"/>├─RuleName:'Bar'</text:p>
            <text:p><text:s text:c="7"/>├─(. . .)</text:p>
            <text:p><text:s text:c="7"/>│ └─ws:' '</text:p>
            <text:p><text:s text:c="7"/>├─'::='</text:p>
            <text:p><text:s text:c="7"/>└─Alt</text:p>
            <text:p><text:s text:c="9"/>├─Con</text:p>
            <text:p><text:s text:c="9"/>│ └─(. . .)</text:p>
            <text:p><text:s text:c="9"/>│ <text:s text:c="2"/>├─(. . .)</text:p>
            <text:p><text:s text:c="9"/>│ <text:s text:c="2"/>│ └─ws:' '</text:p>
            <text:p><text:s text:c="9"/>│ <text:s text:c="2"/>├─Nonterminal:'Blah'</text:p>
            <text:p><text:s text:c="9"/>│ <text:s text:c="2"/>└─(. . .)</text:p>
            <text:p><text:s text:c="9"/>│ <text:s text:c="4"/>└─ws:' '</text:p>
            <text:p><text:s text:c="9"/>├─(. . .)</text:p>
            <text:p><text:s text:c="9"/>│ ├─(. . .)</text:p>
            <text:p><text:s text:c="9"/>│ ├─(. . .)</text:p>
            <text:p><text:s text:c="9"/>│ ├─'|'</text:p>
            <text:p><text:s text:c="9"/>│ └─Con</text:p>
            <text:p><text:s text:c="9"/>│ <text:s text:c="2"/>└─(. . .)</text:p>
            <text:p><text:s text:c="9"/>│ <text:s text:c="4"/>├─(. . .)</text:p>
            <text:p><text:s text:c="9"/>│ <text:s text:c="4"/>│ └─ws:' '</text:p>
            <text:p><text:s text:c="9"/>│ <text:s text:c="4"/>├─Nonterminal:'Asdf'</text:p>
            <text:p><text:s text:c="9"/>│ <text:s text:c="4"/>└─(. . .)</text:p>
            <text:p><text:s text:c="9"/>│ <text:s text:c="6"/>└─ws:' '</text:p>
            <text:p><text:s text:c="9"/>└─(. . .)</text:p>
            <text:p><text:s text:c="11"/>├─(. . .)</text:p>
            <text:p><text:s text:c="11"/>│ └─nl:'\r'</text:p>
            <text:p><text:s text:c="11"/>├─(. . .)</text:p>
            <text:p><text:s text:c="11"/>│ ├─ws:' '</text:p>
            <text:p><text:s text:c="11"/>│ ├─ws:' '</text:p>
            <text:p><text:s text:c="11"/>│ ├─ws:' '</text:p>
            <text:p><text:s text:c="11"/>│ ├─ws:' '</text:p>
            <text:p><text:s text:c="11"/>│ ├─ws:' '</text:p>
            <text:p><text:s text:c="11"/>│ ├─ws:' '</text:p>
            <text:p><text:s text:c="11"/>│ ├─ws:' '</text:p>
            <text:p><text:s text:c="11"/>│ ├─ws:' '</text:p>
            <text:p><text:s text:c="11"/>│ └─ws:' '</text:p>
            <text:p><text:s text:c="11"/>├─'|'</text:p>
            <text:p><text:s text:c="11"/>└─Con</text:p>
            <text:p><text:s text:c="13"/>└─(. . .)</text:p>
            <text:p><text:s text:c="15"/>├─(. . .)</text:p>
            <text:p><text:s text:c="15"/>│ └─ws:' '</text:p>
            <text:p><text:s text:c="15"/>├─Nonterminal:'Qmbl'</text:p>
            <text:p><text:s text:c="15"/>└─(. . .)</text:p>
            <text:p><text:s text:c="17"/>└─ws:' '</text:p>
          </table:table-cell>
          <table:table-cell table:style-name="ce175" table:formula="of:=[.E2]*[.F2]" office:value-type="float" office:value="0">
            <text:p>0</text:p>
          </table:table-cell>
          <table:table-cell table:style-name="ce181" office:value-type="string">
            <text:p>0</text:p>
          </table:table-cell>
          <table:table-cell table:style-name="ce185"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69"/>
          <table:covered-table-cell table:style-name="ce173"/>
          <table:table-cell table:style-name="ce176" table:formula="of:=[.E3]*[.F3]" office:value-type="float" office:value="2">
            <text:p>2</text:p>
          </table:table-cell>
          <table:table-cell table:style-name="ce182" office:value-type="string">
            <text:p>1</text:p>
          </table:table-cell>
          <table:table-cell table:style-name="ce186"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69"/>
          <table:covered-table-cell table:style-name="ce173"/>
          <table:table-cell table:style-name="ce176" table:formula="of:=[.E4]*[.F4]" office:value-type="float" office:value="4">
            <text:p>4</text:p>
          </table:table-cell>
          <table:table-cell table:style-name="ce182" office:value-type="string">
            <text:p>1</text:p>
          </table:table-cell>
          <table:table-cell table:style-name="ce186"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69"/>
          <table:covered-table-cell table:style-name="ce173"/>
          <table:table-cell table:style-name="ce176" table:formula="of:=[.E5]*[.F5]" office:value-type="float" office:value="8">
            <text:p>8</text:p>
          </table:table-cell>
          <table:table-cell table:style-name="ce182" office:value-type="string">
            <text:p>1</text:p>
          </table:table-cell>
          <table:table-cell table:style-name="ce186"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69"/>
          <table:covered-table-cell table:style-name="ce173"/>
          <table:table-cell table:style-name="ce176" table:formula="of:=[.E6]*[.F6]" office:value-type="float" office:value="16">
            <text:p>16</text:p>
          </table:table-cell>
          <table:table-cell table:style-name="ce182" office:value-type="string">
            <text:p>1</text:p>
          </table:table-cell>
          <table:table-cell table:style-name="ce186"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15">
          <table:table-cell/>
          <table:table-cell table:style-name="ce170" office:value-type="string">
            <text:p><text:s/>FoO_7 ::= AB <text:s/>C|D</text:p>
            <text:p>Bar ::= Blah | Asdf </text:p>
            <text:p><text:s text:c="9"/>| Qmbl </text:p>
          </table:table-cell>
          <table:covered-table-cell table:style-name="ce174"/>
          <table:table-cell table:style-name="ce178"/>
          <table:table-cell table:style-name="ce184"/>
          <table:table-cell table:style-name="ce188"/>
          <table:table-cell table:number-columns-repeated="1018"/>
        </table:table-row>
        <table:table-row table:style-name="ro14" table:number-rows-repeated="1048557">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13:04: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1T13:04:00.78</dc:date>
    <meta:editing-duration>P153DT15H12M49S</meta:editing-duration>
    <meta:editing-cycles>570</meta:editing-cycles>
    <meta:generator>OpenOffice/4.1.2$Win32 OpenOffice.org_project/412m3$Build-9782</meta:generator>
    <meta:document-statistic meta:table-count="11" meta:cell-count="7733"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R),  "\n") ' TODO: fix toString \r vs \n
			t = Join(Split(t, LF),  "\r") ' TODO: fix toString \r vs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ZeroOrOne(p) Then
		' it has shape q +++ return Empty
		' so it's effectively "zero-or-one" q, 
		' which can be written as "q?"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x" where q :: Parser a and x :: a
Function isPZeroOrOne(p As Parser)
	Dim result As Boolean : result = False
	If p.tp = "zeroOrOne" Then
		result = True
	ElseIf p.tp = "choice" Then
		Dim sndAlt As Object ' 2nd alternative
		sndAlt = p.st(1)
		' check if it has shape p +++ return Empty (which is effectively "zero-or-one" p)
		result = ((sndAlt.tp = "return") And isEmpty(sndAlt.st))
	End If
	isPZeroOrOne = result
End Function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 same as pZeroOrOne2(Empty, p)
Function __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zeroOrOne: " &amp; applyP_zeroOrOne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ZeroOrOne2(nil, q)
		If (options And dtOpt_implicitMult) &lt;&gt; 0 Then
			result.typ = typ_Parser_List_ASN
		Else
			s = dtMultLabel("?", p.st0)
			f = mkDtMult(s)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Nonterminal, _
				pSkip(pMany(pWhite)) _
			), id) _
		)
		result = fixIndirection(pCon, result)
	End If
	pGrmCon = result
End Function

Function pGrmNonterminal()
	Static result As Object
	If isNull(result) Then
		result = pGrmIdent
		result = fixIndirection(pInd("Nonterminal"), result)
	End If
	pGrmNon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_
		"(", ")", "[", "]", "{", "}", _
		" ", TAB, _
		"0", "1", "2", "3", "4", "5", "6", "7", "8", "9", _
		"a", "b", "c",   "q",        "x", "y", "z", _
		"A", "B", "C",        "R",   "X", "Y", "Z" _
	)).x
	Dim sCR As String, sLF As String
	sCR = "\n" ' TODO: fix toString \r vs \n
	sLF = "\r" ' TODO: fix toString \r vs \n
	
	Dim CRLF As String,  LFCR As String
	Dim sCRLF As String, sLFCR As String
	CRLF = CR &amp; LF : sCRLF = sCR &amp; sLF
	LFCR = LF &amp; CR : sLFCR = sLF &amp; sCR
	
	assert_parses(p, CR,		sCR, 2).x
	assert_parses(p, LF, 		sLF, 2).x
	assert_parses(p, CR &amp; " ",	sCR, 2).x
	assert_parses(p, LF &amp; " ",	sLF, 2).x
	assert_parses(p, CR &amp; CR,	sCR, 2).x ' consumes only one!
	assert_parses(p, LF &amp; LF,	sLF, 2).x

	assert_parses(p, CRLF, 		sCR &amp; sLF, 3).x ' consumes both!
	assert_parses(p, LFCR, 		sLF &amp; sCR, 3).x
	assert_parses(p, CRLF &amp; " ",	sCR &amp; sLF, 3).x
	assert_parses(p, LFCR &amp; " ",	sLF &amp; sCR, 3).x
	
	assert_parses(p, CRLF &amp; CR, sCRLF, 3).x ' consumes only first two!
	assert_parses(p, CRLF &amp; LF, sCRLF, 3).x
	assert_parses(p, LFCR &amp; CR, sLFCR, 3).x
	assert_parses(p, LFCR &amp; LF, sLFCR, 3).x
	
	p = pMany(p)
	' all the following yield exactly two strings:
	assert_parses(p, CR &amp; CR,			List(sCR, sCR),		3).x
	assert_parses(p, LF &amp; LF,			List(sLF, sLF),		3).x
	assert_parses(p, CR &amp; CRLF,			List(sCR, sCRLF),	4).x
	assert_parses(p, LF &amp; LFCR,			List(sLF, sLFCR),	4).x
	assert_parses(p, CRLF &amp; CR,			List(sCRLF, sCR),	4).x
	assert_parses(p, CRLF &amp; LF,			List(sCRLF, sLF),	4).x
	assert_parses(p, LFCR &amp; CR,			List(sLFCR, sCR),	4).x
	assert_parses(p, LFCR &amp; LF,			List(sLFCR, sLF),	4).x
	assert_parses(p, CRLF &amp; CRLF,		List(sCRLF, sCRLF),	5).x
	assert_parses(p, CRLF &amp; LFCR,		List(sCRLF, sLFCR),	5).x
	assert_parses(p, LFCR &amp; CRLF,		List(sLFCR, sCRLF),	5).x
	assert_parses(p, LFCR &amp; LFCR,		List(sLFCR, sLFCR),	5).x
	' again with an additional non-CR, non-LF character suffix:
	assert_parses(p, CR &amp; CR &amp; " ",		List(sCR, sCR),		3).x
	assert_parses(p, LF &amp; LF &amp; " ",		List(sLF, sLF),		3).x
	assert_parses(p, CR &amp; CRLF &amp; " ",	List(sCR, sCRLF),	4).x
	assert_parses(p, LF &amp; LFCR &amp; " ",	List(sLF, sLFCR),	4).x
	assert_parses(p, CRLF &amp; CR &amp; " ",	List(sCRLF, sCR),	4).x
	assert_parses(p, CRLF &amp; LF &amp; " ",	List(sCRLF, sLF),	4).x
	assert_parses(p, LFCR &amp; CR &amp; " ",	List(sLFCR, sCR),	4).x
	assert_parses(p, LFCR &amp; LF &amp; " ",	List(sLFCR, sLF),	4).x
	assert_parses(p, CRLF &amp; CRLF &amp; " ",	List(sCRLF, sCRLF),	5).x
	assert_parses(p, CRLF &amp; LFCR &amp; " ",	List(sCRLF, sLFCR),	5).x
	assert_parses(p, LFCR &amp; CRLF &amp; " ",	List(sLFCR, sCRLF),	5).x
	assert_parses(p, LFCR &amp; LFCR &amp; " ",	List(sLFCR, sLFCR),	5).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